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AD00000243F57D27D2A9C10AF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5cm" fo:min-width="1.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689cm" svg:x="1.083cm" svg:y="9.05cm">
          <draw:image xlink:href="Pictures/10000201000003AD00000243F57D27D2A9C10AF6.png" xlink:type="simple" xlink:show="embed" xlink:actuate="onLoad" loext:mime-type="image/png">
            <text:p/>
          </draw:image>
        </draw:frame>
        <draw:custom-shape draw:style-name="gr2" draw:text-style-name="P2" draw:layer="layout" svg:width="2.1cm" svg:height="0.8cm" svg:x="11.9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463cm" svg:height="0.802cm" svg:x="11.8cm" svg:y="19.9cm">
          <draw:text-box>
            <text:p text:style-name="P3"><text:span text:style-name="T1">In</text:span><text:span text:style-name="T1">st</text:span><text:span text:style-name="T1">a</text:span><text:span text:style-name="T1">nc</text:span><text:span text:style-name="T1">e </text:span><text:span text:style-name="T1">se</text:span><text:span text:style-name="T1">g</text:span><text:span text:style-name="T1">m</text:span><text:span text:style-name="T1">e</text:span><text:span text:style-name="T1">nt</text:span><text:span text:style-name="T1">ati</text:span><text:span text:style-name="T1">o</text:span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1-08-20T14:04:14.452924557</dc:date>
    <meta:editing-duration>PT1H10M50S</meta:editing-duration>
    <meta:editing-cycles>13</meta:editing-cycles>
    <meta:generator>LibreOffice/6.4.7.2$Linux_X86_64 LibreOffice_project/40$Build-2</meta:generator>
    <meta:document-statistic meta:object-count="3"/>
  </office:meta>
</office:document-meta>
</file>